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5.02cm" fo:margin-left="0.492cm" table:align="left" style:writing-mode="lr-tb"/>
    </style:style>
    <style:style style:name="Tabella5.A" style:family="table-column">
      <style:table-column-properties style:column-width="1.251cm"/>
    </style:style>
    <style:style style:name="Tabella5.B" style:family="table-column">
      <style:table-column-properties style:column-width="1.7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8.019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5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5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4" style:family="paragraph" style:parent-style-name="Normale">
      <style:text-properties style:font-name="Times New Roman" fo:font-size="10.5pt" style:font-size-asian="10.5pt" style:font-size-complex="10.5pt"/>
    </style:style>
    <style:style style:name="P25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30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/>
    </style:style>
    <style:style style:name="P31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32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36" style:family="paragraph" style:parent-style-name="Text_20_body_20_indent">
      <style:text-properties style:font-name="Times New Roman" fo:font-size="10.5pt" fo:font-weight="normal" style:font-size-asian="10.5pt" style:font-weight-asian="normal" style:font-size-complex="10.5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9" style:family="paragraph" style:parent-style-name="Standard" style:list-style-name="WW8Num2"/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 style:snap-to-layout-grid="false"/>
    </style:style>
    <style:style style:name="P42" style:family="paragraph" style:parent-style-name="Standard">
      <style:paragraph-properties style:snap-to-layout-grid="false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4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4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8" style:family="paragraph" style:parent-style-name="Standard" style:list-style-name="L1">
      <style:paragraph-properties fo:margin-left="0cm" fo:margin-right="0cm" fo:text-align="justify" style:justify-single-word="false" fo:text-indent="0.751cm" style:auto-text-indent="false"/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50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1.905cm" fo:margin-right="0cm" fo:text-indent="0.593cm" style:auto-text-indent="false"/>
    </style:style>
    <style:style style:name="P53" style:family="paragraph" style:parent-style-name="Standard">
      <style:paragraph-properties fo:margin-left="0.4cm" fo:margin-right="0cm" fo:text-indent="0cm" style:auto-text-indent="false"/>
    </style:style>
    <style:style style:name="P54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5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56" style:family="paragraph" style:parent-style-name="Heading_20_1">
      <style:text-properties style:font-name="Times New Roman" fo:font-size="10.5pt" style:font-size-asian="10.5pt" style:font-size-complex="10.5pt"/>
    </style:style>
    <style:style style:name="P57" style:family="paragraph" style:parent-style-name="Text_20_body_20_indent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.5pt" style:font-weight-complex="bold"/>
    </style:style>
    <style:style style:name="P58" style:family="paragraph" style:parent-style-name="Text_20_body_20_indent">
      <style:text-properties fo:font-size="10pt" style:font-size-asian="10pt"/>
    </style:style>
    <style:style style:name="P59" style:family="paragraph" style:parent-style-name="Text_20_body_20_indent">
      <style:text-properties fo:font-size="10pt" fo:background-color="#00ff00" style:font-size-asian="10pt"/>
    </style:style>
    <style:style style:name="P60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61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62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63" style:family="paragraph" style:parent-style-name="Rientro_20_corpo_20_del_20_testo_20_2">
      <style:text-properties fo:background-color="#00ff00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00ff00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.5pt" style:font-size-asian="10.5pt" style:font-size-complex="10.5pt"/>
    </style:style>
    <style:style style:name="T8" style:family="text">
      <style:text-properties style:font-name="Times New Roman" fo:font-size="10.5pt" fo:background-color="#ffff99" style:font-size-asian="10.5pt" style:font-size-complex="10.5pt"/>
    </style:style>
    <style:style style:name="T9" style:family="text">
      <style:text-properties style:font-name="Times New Roman" fo:font-size="10.5pt" fo:language="it" fo:country="IT" fo:font-style="normal" style:font-size-asian="10.5pt" style:font-style-asian="normal" style:font-name-complex="Times New Roman" style:font-size-complex="10.5pt" style:font-style-complex="normal"/>
    </style:style>
    <style:style style:name="T10" style:family="text">
      <style:text-properties style:font-name="Times New Roman" fo:language="it" fo:country="IT" fo:font-style="normal" style:font-style-asian="normal" style:font-name-complex="Times New Roman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fo:font-size="10pt" style:text-underline-style="solid" style:text-underline-width="auto" style:text-underline-color="font-color" style:font-size-asian="10pt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15" style:family="text">
      <style:text-properties fo:background-color="#00ff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10">RACCOMANDATA A.R</text:p>
            <text:p text:style-name="P9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2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7">Rifer. a nota n. [numero] del [data_protocollo]</text:span></text:span></text:p>
            <text:p text:style-name="Normale"><text:span text:style-name="Car._20_predefinito_20_paragrafo"><text:span text:style-name="T8">classificazione 06-03</text:span></text:span></text:p>
            <text:p text:style-name="Normale"><text:span text:style-name="Car._20_predefinito_20_paragrafo"><text:span text:style-name="T8">fascicolo </text:span></text:span>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6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20">[richiedenti.pec]</text:p>
            <text:p text:style-name="P26"/>
          </table:table-cell>
        </table:table-row>
        <table:table-row>
          <table:table-cell table:style-name="Tabella6.A1" office:value-type="string">
            <text:p text:style-name="P24">Allegati: //</text:p>
          </table:table-cell>
          <table:table-cell table:style-name="Tabella6.A1" office:value-type="string">
            <text:p text:style-name="P25">E p.c.</text:p>
          </table:table-cell>
          <table:table-cell table:style-name="Tabella6.A1" office:value-type="string">
            <text:p text:style-name="P26">[progettisti.nominativo;block=tbs:row;]</text:p>
            <text:p text:style-name="P28"><text:span text:style-name="Car._20_predefinito_20_paragrafo"><text:span text:style-name="T6">[progettisti.pec]</text:span></text:span></text:p>
            <text:p text:style-name="P27"><text:span text:style-name="Car._20_predefinito_20_paragrafo"><text:span text:style-name="T7"/></text:span></text:p>
          </table:table-cell>
        </table:table-row>
      </table:table>
      <text:p text:style-name="P2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>Oggetto:</text:p>
          </table:table-cell>
          <table:table-cell table:style-name="Tabella3.A1" office:value-type="string">
            <text:p text:style-name="P18">Comunicazione dell’avvenuto rilascio del permesso di costruire richiesto con istanza recepita agli atti del Comune in data [data_presentazione] con il prot. n. [protocollo] del [data_protocollo] relativa ad opere [oggetto] in Savona, [ubicazione].</text:p>
          </table:table-cell>
        </table:table-row>
      </table:table>
      <text:p text:style-name="P34"/>
      <text:p text:style-name="P46">Con la presente si comunica che è depositato, presso l’Ufficio Amministrativo del Settore Pianificazione Territoriale del Comune di Savona <text:s/>(tel. n° 019-8310300/616/290), <text:s/>il permesso di costruire richiesto con l’istanza citata in oggetto.</text:p>
      <text:p text:style-name="P46">Per il ritiro e la notifica dello stesso, si invita la S.V. a presentarsi <text:span text:style-name="T1">di <text:s/>persona</text:span> <text:s/>presso l’ufficio sopraindicato, con la presente comunicazione, nei seguenti giorni:</text:p>
      <text:p text:style-name="P51"><text:span text:style-name="T2">martedì e <text:s/>giovedì <text:s text:c="2"/>dalle ore <text:s/>10,00 <text:s/>alle <text:s/>ore <text:s/>12,30 </text:span>munito di:</text:p>
      <text:p text:style-name="P51"/>
      <text:list xml:id="list7228781861189518991" text:style-name="WW8Num2">
        <text:list-item>
          <text:p text:style-name="P39">ricevuta di versamento di complessivi € __________ effettuato precisando le seguenti causali:</text:p>
        </text:list-item>
      </text:list>
      <text:p text:style-name="P52">€ __________ quale quota per diritti speciali D.L. 289/92</text:p>
      <text:p text:style-name="P52">€ __________ quale quota per diritti segreteria</text:p>
      <text:p text:style-name="P52">€ __________ quale quota per rimborso stampati;</text:p>
      <text:p text:style-name="P52">€ __________ quale quota per imposta di bollo;</text:p>
      <text:p text:style-name="P52"/>
      <text:list xml:id="list31250526" text:continue-numbering="true" text:style-name="WW8Num2">
        <text:list-item>
          <text:p text:style-name="P39">ricevuta di versamento di [oneri_urb] quale quota di contributo ai sensi art. 2, comma 1, lett. a) L.R. n. 25 del 7/4/1995,</text:p>
        </text:list-item>
      </text:list>
      <text:p text:style-name="P53"/>
      <text:list xml:id="list31239369" text:continue-numbering="true" text:style-name="WW8Num2">
        <text:list-item>
          <text:p text:style-name="P39">ricevuta di versamento di [oneri_cc] quale quota di contributo ai sensi art. 2, comma 1, lett. b) L.R. n. 25 del 7/4/1995.</text:p>
        </text:list-item>
      </text:list>
      <text:p text:style-name="Standard"/>
      <text:list xml:id="list31242403" text:continue-numbering="true" text:style-name="WW8Num2">
        <text:list-item>
          <text:p text:style-name="P39">ricevuta di versamento di € [monetizzazione_totale] <text:s/>quale contributo sostitutivo parcheggi e/o aree verdi non reperiti.</text:p>
        </text:list-item>
      </text:list>
      <text:p text:style-name="P46"/>
      <text:p text:style-name="P47">I versamenti sono da effettuare <text:span text:style-name="T6">sul conto corrente bancario del Comune di Savona <text:s/>n° </text:span><text:span text:style-name="T10">2597290</text:span><text:span text:style-name="T6"> – Tesoreria Comunale (codice IBAN </text:span><text:span text:style-name="T9">IT91 Y061 7510 6100 0000 2597290</text:span><text:span text:style-name="T6">) acceso presso la </text:span><text:span text:style-name="T7">Banca Carige Spa </text:span></text:p>
      <text:list xml:id="list7874436143917207289" text:style-name="L1">
        <text:list-header>
          <text:p text:style-name="P48"/>
        </text:list-header>
      </text:list>
      <text:p text:style-name="P49">(IN CASO DI PERMESSI IN SANATORIA CHE NON PREVEDONO ULTERIORI OPERE ELIMINARE LA PARTE SOTTOSTANTE)</text:p>
      <text:p text:style-name="P50"><text:soft-page-break/>Il presente avviso ha valore di notifica ai sensi dell’art. 34, comma 2 della L.R. 16/08.</text:p>
      <text:p text:style-name="P58">Si avverte che dalla data di ricevimento dello stesso, <text:s/>decorre il termine di inizio dei lavori ai sensi dell’art. 34, comma 5 della L.R. 16/08.</text:p>
      <text:p text:style-name="P59"><text:s/>(IN CASO DI PERMESSI non onerosi ELIMINARE LA PARTE SOTTOSTANTE)</text:p>
      <text:p text:style-name="Text_20_body_20_indent"><text:span text:style-name="T12">Si avvisa inoltre che le quote di contributo ai sensi della L.R. n. 25 del 7/4/1995 dovranno essere versate entro e non oltre 30 giorni dal ricevimento della presente, e comunque prima della notifica del permesso di costruire, avvertendo che in difetto verrà applicata la sanzione ai sensi dell’art. 57 della L.R. 16/08 e successive modifiche e integrazioni.</text:span></text:p>
      <text:p text:style-name="P60">In caso di rateizzazione</text:p>
      <text:p text:style-name="P54"/>
      <text:p text:style-name="P63">(SPECIFICARE IL PAGAMENTO DELLA PRIMA RATA <text:s text:c="3"/>ossia </text:p>
      <text:p text:style-name="Rientro_20_corpo_20_del_20_testo_20_2"><text:span text:style-name="T15">……….ricevuta di versamento di €_«RATA_B1B2_10P»_________________) quale </text:span><text:span text:style-name="T3">I rata</text:span><text:span text:style-name="T15"> della quota di contributo ai sensi art. 2, comma 1, lett. a) L.R. n. 25 del 7/4/1995,</text:span></text:p>
      <text:p text:style-name="P53"><text:span text:style-name="T15">………ricevuta di versamento di €«RATA_CC») quale </text:span><text:span text:style-name="T3">I rata</text:span><text:span text:style-name="T15"> della quota di contributo ai sensi art. 2, comma 1, lett. b) L.R. n. 25 del 7/4/1995.</text:span></text:p>
      <text:p text:style-name="P60">e aggiungere</text:p>
      <text:p text:style-name="P61"/>
      <text:p text:style-name="Text_20_body_20_indent"><text:span text:style-name="T14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13">dall’art. 57 della L.R. 16/08 e successive modifiche e integrazioni.</text:span></text:p>
      <text:p text:style-name="P62">L’intero importo dovrà comunque essere interamente versato al momento della comunicazione di ultimazione dei lavori, qualora ciò avvenga in data antecedente alle scadenze fissate.</text:p>
      <text:p text:style-name="P6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41"/>
            <text:p text:style-name="P40">I</text:p>
          </table:table-cell>
          <table:table-cell table:style-name="Tabella5.A1" office:value-type="string">
            <text:p text:style-name="P41"/>
            <text:p text:style-name="P40">Rata:</text:p>
          </table:table-cell>
          <table:table-cell table:style-name="Tabella5.A1" office:value-type="string">
            <text:p text:style-name="P42"/>
            <text:p text:style-name="P40"><text:s/>€ <text:s/>[rata_1]</text:p>
          </table:table-cell>
          <table:table-cell table:style-name="Tabella5.D1" office:value-type="string">
            <text:p text:style-name="P43">entro e non oltre 30 giorni dalla data di ricevimento della presente e comunque prima della notifica del permesso di costruire </text:p>
          </table:table-cell>
        </table:table-row>
        <table:table-row table:style-name="Tabella5.1">
          <table:table-cell table:style-name="Tabella5.A1" office:value-type="string">
            <text:p text:style-name="P41"/>
            <text:p text:style-name="P40">II</text:p>
          </table:table-cell>
          <table:table-cell table:style-name="Tabella5.A1" office:value-type="string">
            <text:p text:style-name="P41"/>
            <text:p text:style-name="P40">Rata:</text:p>
          </table:table-cell>
          <table:table-cell table:style-name="Tabella5.A1" office:value-type="string">
            <text:p text:style-name="P41"/>
            <text:p text:style-name="P40">€ <text:s/>[rata_2]</text:p>
            <text:p text:style-name="P40"/>
          </table:table-cell>
          <table:table-cell table:style-name="Tabella5.D1" office:value-type="string">
            <text:p text:style-name="P45"/>
            <text:p text:style-name="P44">entro e non oltre il_____________________</text:p>
            <text:p text:style-name="P43"/>
          </table:table-cell>
        </table:table-row>
        <table:table-row table:style-name="Tabella5.1">
          <table:table-cell table:style-name="Tabella5.A1" office:value-type="string">
            <text:p text:style-name="P41"/>
            <text:p text:style-name="P40">III</text:p>
          </table:table-cell>
          <table:table-cell table:style-name="Tabella5.A1" office:value-type="string">
            <text:p text:style-name="P41"/>
            <text:p text:style-name="P40">Rata:</text:p>
          </table:table-cell>
          <table:table-cell table:style-name="Tabella5.A1" office:value-type="string">
            <text:p text:style-name="P41"/>
            <text:p text:style-name="P40">€ <text:s/>[rata_3]</text:p>
          </table:table-cell>
          <table:table-cell table:style-name="Tabella5.D1" office:value-type="string">
            <text:p text:style-name="P45"/>
            <text:p text:style-name="P44">entro e non oltre il_____________________</text:p>
            <text:p text:style-name="P43"/>
          </table:table-cell>
        </table:table-row>
        <table:table-row table:style-name="Tabella5.1">
          <table:table-cell table:style-name="Tabella5.A1" office:value-type="string">
            <text:p text:style-name="P41"/>
            <text:p text:style-name="P40">IV</text:p>
          </table:table-cell>
          <table:table-cell table:style-name="Tabella5.A1" office:value-type="string">
            <text:p text:style-name="P41"/>
            <text:p text:style-name="P40">Rata:</text:p>
          </table:table-cell>
          <table:table-cell table:style-name="Tabella5.A1" office:value-type="string">
            <text:p text:style-name="P41"/>
            <text:p text:style-name="P40">€ <text:s/>[rata_4]</text:p>
          </table:table-cell>
          <table:table-cell table:style-name="Tabella5.D1" office:value-type="string">
            <text:p text:style-name="P45"/>
            <text:p text:style-name="P44">entro e non oltre il_____________________</text:p>
            <text:p text:style-name="P43"/>
          </table:table-cell>
        </table:table-row>
      </table:table>
      <text:p text:style-name="P57"/>
      <text:p text:style-name="P37"><text:tab/></text:p>
      <text:p text:style-name="P38"><text:span text:style-name="T11"><text:tab/></text:span></text:p>
      <text:p text:style-name="P33">Distinti saluti.</text:p>
      <text:p text:style-name="P3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4"/>
          </table:table-cell>
          <table:table-cell table:style-name="Tabella4.A1" office:value-type="string">
            <text:p text:style-name="P15"/>
          </table:table-cell>
        </table:table-row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14">Il Dirigente</text:p>
            <text:p text:style-name="P14">Arch. Giovanna Macario</text:p>
          </table:table-cell>
        </table:table-row>
      </table:table>
      <text:p text:style-name="P33"/>
      <text:p text:style-name="P29"/>
      <text:p text:style-name="P29"/>
      <text:p text:style-name="P29"/>
      <text:h text:style-name="P5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2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 e Sistemi Informativi</text:p>
            </table:table-cell>
            <table:table-cell table:style-name="Tabella2.B1" office:value-type="string">
              <text:p text:style-name="MP6">Dirigente </text:p>
              <text:p text:style-name="MP6">e responsabile del procedimento:</text:p>
            </table:table-cell>
            <table:table-cell table:style-name="Tabella2.D1" office:value-type="string">
              <text:p text:style-name="MP6"/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portello Unico per l'Edilizi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7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Servizio Edilizia Privata</text:p>
            </table:table-cell>
            <table:table-cell table:style-name="Tabella2.B2" office:value-type="string">
              <text:p text:style-name="MP6">Ufficio per visione atti:</text:p>
            </table:table-cell>
            <table:table-cell table:style-name="Tabella2.D2" office:value-type="string">
              <text:p text:style-name="MP8">Servizio Edilizia Privata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Orario:</text:p>
            </table:table-cell>
            <table:table-cell table:style-name="Tabella2.D2" office:value-type="string">
              <text:p text:style-name="MP9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6">Posta certificata </text:p>
            </table:table-cell>
            <table:table-cell table:style-name="Tabella2.B2" office:value-type="string">
              <text:p text:style-name="MP6">posta@pec.comune.savona.it</text:p>
            </table:table-cell>
            <table:table-cell table:style-name="Tabella2.B2" office:value-type="string">
              <text:p text:style-name="MP6">Data avvio procedimento:</text:p>
            </table:table-cell>
            <table:table-cell table:style-name="Tabella2.D2" office:value-type="string">
              <text:p text:style-name="MP10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6"/>
            </table:table-cell>
            <table:table-cell table:style-name="Tabella2.B6" office:value-type="string">
              <text:p text:style-name="MP11">Tel. 019 -8310 ----</text:p>
            </table:table-cell>
            <table:table-cell table:style-name="Tabella2.B6" office:value-type="string">
              <text:p text:style-name="MP6"/>
            </table:table-cell>
            <table:table-cell table:style-name="Tabella2.D6" office:value-type="string">
              <text:p text:style-name="MP10"/>
            </table:table-cell>
          </table:table-row>
        </table:table>
        <text:p text:style-name="MP1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2-02T11:05:34.28</dc:date>
    <meta:print-date>2013-02-20T09:35:00</meta:print-date>
    <meta:editing-cycles>45</meta:editing-cycles>
    <meta:editing-duration>PT3H40M28S</meta:editing-duration>
    <meta:generator>OpenOffice/4.1.0$Win32 OpenOffice.org_project/410m18$Build-9764</meta:generator>
    <meta:document-statistic meta:table-count="6" meta:image-count="1" meta:object-count="0" meta:page-count="2" meta:paragraph-count="90" meta:word-count="687" meta:character-count="4803"/>
  </office:meta>
</office:document-meta>
</file>